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404040" style:font-name="SFMono-Regular" fo:font-size="9pt" fo:letter-spacing="normal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268a9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208050" style:font-name="SFMono-Regular" fo:font-size="9pt" fo:letter-spacing="normal" fo:font-style="normal" fo:font-weight="normal" officeooo:rsid="001268a9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2pt" fo:font-weight="normal" officeooo:rsid="002097b3" officeooo:paragraph-rsid="002097b3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404040" style:font-name="SFMono-Regular" fo:font-size="9pt" fo:letter-spacing="normal" fo:font-style="normal" fo:font-weight="normal" style:font-weight-asian="normal" style:font-weight-complex="normal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fb1df" officeooo:paragraph-rsid="000fb1df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style:font-name="SFMono-Regular" fo:font-size="9pt" fo:letter-spacing="normal" fo:font-style="normal" fo:font-weight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11384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fb1df" officeooo:paragraph-rsid="000fb1d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font-weight="normal" officeooo:rsid="00226000" officeooo:paragraph-rsid="00226000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69f55" officeooo:paragraph-rsid="00169f5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b3927" officeooo:paragraph-rsid="001b392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097b3" officeooo:paragraph-rsid="002097b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5beb2" officeooo:paragraph-rsid="0025beb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78862" officeooo:paragraph-rsid="0027886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normal" officeooo:paragraph-rsid="0025beb2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404040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normal" officeooo:rsid="00169f55" officeooo:paragraph-rsid="00169f5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c4bd0" officeooo:paragraph-rsid="002c4bd0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paragraph-rsid="0028f929"/>
    </style:style>
    <style:style style:name="P2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color="#007020"/>
    </style:style>
    <style:style style:name="T2" style:family="text">
      <style:text-properties fo:color="#408090" fo:font-style="italic"/>
    </style:style>
    <style:style style:name="T3" style:family="text">
      <style:text-properties officeooo:rsid="000fb1df"/>
    </style:style>
    <style:style style:name="T4" style:family="text">
      <style:text-properties fo:color="#666666"/>
    </style:style>
    <style:style style:name="T5" style:family="text">
      <style:text-properties fo:color="#208050"/>
    </style:style>
    <style:style style:name="T6" style:family="text">
      <style:text-properties fo:color="#208050" officeooo:rsid="001268a9"/>
    </style:style>
    <style:style style:name="T7" style:family="text">
      <style:text-properties officeooo:rsid="00113847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1c122a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1dc727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28f929" style:font-size-asian="10pt" style:font-weight-asian="normal" style:font-size-complex="10pt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variant="normal" fo:text-transform="none" style:font-name="SFMono-Regular" fo:font-size="9pt" fo:letter-spacing="normal" fo:font-style="normal"/>
    </style:style>
    <style:style style:name="T14" style:family="text">
      <style:text-properties fo:font-variant="normal" fo:text-transform="none" style:font-name="SFMono-Regular" fo:font-size="9pt" fo:letter-spacing="normal" fo:font-style="normal" officeooo:rsid="0025beb2" style:font-size-asian="12pt" style:font-weight-asian="normal" style:font-size-complex="12pt" style:font-weight-complex="normal"/>
    </style:style>
    <style:style style:name="T15" style:family="text">
      <style:text-properties officeooo:rsid="0028f929"/>
    </style:style>
    <style:style style:name="T16" style:family="text">
      <style:text-properties fo:color="#000000"/>
    </style:style>
    <style:style style:name="T17" style:family="text">
      <style:text-properties officeooo:rsid="002b19b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Настройка Django и вашего веб-сервера с помощью uWSGI и nginx</text:p>
      <text:p text:style-name="P10"/>
      <text:p text:style-name="P10"/>
      <text:p text:style-name="P7">Создайте вирту<text:span text:style-name="T7">а</text:span>льное окружение и активируйте его:</text:p>
      <text:p text:style-name="P6">virtualenv uwsgi-tutorial</text:p>
      <text:p text:style-name="P8"><text:span text:style-name="T1">cd</text:span> uwsgi-tutorial</text:p>
      <text:p text:style-name="P8"><text:span text:style-name="T1">source</text:span> bin/activate</text:p>
      <text:p text:style-name="P11"/>
      <text:p text:style-name="P13">Установите Django:</text:p>
      <text:p text:style-name="P6">pip install Django</text:p>
      <text:p text:style-name="P8">django-admin.py startproject mysite</text:p>
      <text:p text:style-name="P8"><text:span text:style-name="T1">cd</text:span> mysite</text:p>
      <text:p text:style-name="P11"/>
      <text:p text:style-name="P11">Установите uWSGI в свой виртуальный сервер:</text:p>
      <text:p text:style-name="P6">pip install uwsgi</text:p>
      <text:p text:style-name="P11"/>
      <text:p text:style-name="P11">Установит<text:span text:style-name="T3">е</text:span> nginx:</text:p>
      <text:p text:style-name="P6">sudo apt-get install nginx</text:p>
      <text:p text:style-name="P8">sudo /etc/init.d/nginx start <text:s text:c="3"/><text:span text:style-name="T2"># start nginx</text:span></text:p>
      <text:p text:style-name="P11"/>
      <text:p text:style-name="P11"><text:span text:style-name="T16">Настройте nginx</text:span></text:p>
      <text:p text:style-name="P12">Вам понадобится uwsgi_params файл, который доступен в nginx каталоге дистрибутива uWSGI или по адресу:</text:p>
      <text:p text:style-name="P12"><text:a xlink:type="simple" xlink:href="https://github.com/nginx/nginx/blob/master/conf/uwsgi_params" text:style-name="Internet_20_link" text:visited-style-name="Visited_20_Internet_20_Link">https://github.com/nginx/nginx/blob/master/conf/uwsgi_params</text:a></text:p>
      <text:p text:style-name="P12"/>
      <text:p text:style-name="P11">Скопируйте его в каталог вашего проекта.</text:p>
      <text:p text:style-name="P11"/>
      <text:p text:style-name="P11">Теперь создайте файл с именем mysite_nginx.conf в каталоге /etc/nginx/sites-available/ и поместите в него следующее:</text:p>
      <text:p text:style-name="P14"># mysite_nginx.conf</text:p>
      <text:p text:style-name="P14"/>
      <text:p text:style-name="P14"># the upstream component nginx needs to connect to</text:p>
      <text:p text:style-name="P14">upstream django {</text:p>
      <text:p text:style-name="P9"><text:span text:style-name="T8"><text:s text:c="4"/>server unix:///home/</text:span><text:span text:style-name="T10">user</text:span><text:span text:style-name="T8">/uwsgi-tutorial/mysite/mysite.sock; # for a file socket</text:span></text:p>
      <text:p text:style-name="P14"><text:s text:c="4"/># server 127.0.0.1:8001; # for a web port socket (we'll use this first)</text:p>
      <text:p text:style-name="P9"><text:span text:style-name="T8"><text:s text:c="4"/># server unix:///home/</text:span><text:span text:style-name="T10">user</text:span><text:span text:style-name="T8">/uwsgi-tutorial/mysite/mysite.sock; # for a file socket</text:span></text:p>
      <text:p text:style-name="P14">}</text:p>
      <text:p text:style-name="P14"/>
      <text:p text:style-name="P14"># configuration of the server</text:p>
      <text:p text:style-name="P14">server {</text:p>
      <text:p text:style-name="P14"><text:s text:c="4"/># the port your site will be served on</text:p>
      <text:p text:style-name="P14"><text:s text:c="4"/>listen <text:s text:c="5"/>8000;</text:p>
      <text:p text:style-name="P14"><text:s text:c="4"/># the domain name it will serve for</text:p>
      <text:p text:style-name="P14"><text:s text:c="4"/>server_name 172.20.10.9;</text:p>
      <text:p text:style-name="P14"><text:s text:c="4"/># server_name 127.0.0.1; # substitute your machine's IP address or FQDN</text:p>
      <text:p text:style-name="P14"><text:s text:c="4"/>charset <text:s text:c="4"/>utf-8;</text:p>
      <text:p text:style-name="P14"/>
      <text:p text:style-name="P14"><text:s text:c="4"/># max upload size</text:p>
      <text:p text:style-name="P14"><text:s text:c="4"/>client_max_body_size 75M; <text:s text:c="2"/># adjust to taste</text:p>
      <text:p text:style-name="P14"/>
      <text:p text:style-name="P14"><text:s text:c="4"/># Django media</text:p>
      <text:p text:style-name="P14"><text:s text:c="4"/>location /media <text:s/>{</text:p>
      <text:p text:style-name="P9"><text:span text:style-name="T8"><text:s text:c="8"/>alias /home/</text:span><text:span text:style-name="T10">user</text:span><text:span text:style-name="T8">/uwsgi-tutorial/mysite/media; <text:s/># your Django project's media files - amend as required</text:span></text:p>
      <text:p text:style-name="P14"><text:s text:c="4"/>}</text:p>
      <text:p text:style-name="P14"/>
      <text:p text:style-name="P14"><text:s text:c="4"/>location /static {</text:p>
      <text:p text:style-name="P9"><text:soft-page-break/><text:span text:style-name="T8"><text:s text:c="8"/>alias /home/</text:span><text:span text:style-name="T10">user</text:span><text:span text:style-name="T8">/uwsgi-tutorial/mysite/static; # your Django project's static files - amend as required</text:span></text:p>
      <text:p text:style-name="P14"><text:s text:c="4"/>}</text:p>
      <text:p text:style-name="P14"/>
      <text:p text:style-name="P14"><text:s text:c="4"/># Finally, send all non-media requests to the Django server.</text:p>
      <text:p text:style-name="P14"><text:s text:c="4"/>location / {</text:p>
      <text:p text:style-name="P14"><text:s text:c="8"/>uwsgi_pass <text:s/>django;</text:p>
      <text:p text:style-name="P9"><text:span text:style-name="T8"><text:s text:c="8"/>include <text:s text:c="4"/>/home/</text:span><text:span text:style-name="T10">user</text:span><text:span text:style-name="T8">/uwsgi-tutorial/mysite/uwsgi_params; # the uwsgi_params file you installed</text:span></text:p>
      <text:p text:style-name="P14"><text:s text:c="4"/>}</text:p>
      <text:p text:style-name="P14">}</text:p>
      <text:p text:style-name="P14"/>
      <text:p text:style-name="P26">После внесения изменений в данный файл необходимо перезапустить nginx:</text:p>
      <text:p text:style-name="P26">sudo service nginx restart</text:p>
      <text:p text:style-name="P14"/>
      <text:p text:style-name="P16"><text:span text:style-name="T3">Создайте с</text:span>имвольная ссылк<text:span text:style-name="T3">у</text:span> на этот файл из /etc/nginx/sites-enabled, чтобы nginx мог его увидеть:</text:p>
      <text:p text:style-name="P1">sudo ln -s /etc/nginx/sites-available/mysite_nginx.conf /etc/nginx/sites-enabled/</text:p>
      <text:p text:style-name="P16"/>
      <text:p text:style-name="P16">Развертывание статических файлов</text:p>
      <text:p text:style-name="P16">Перед запуском nginx вы должны собрать все статические файлы Django в статической папке. Прежде всего вам нужно отредактировать mysite/settings.py, добавив:</text:p>
      <text:p text:style-name="P14">STATIC_ROOT = os.path.join(BASE_DIR, "static/")</text:p>
      <text:p text:style-name="P28"><text:span text:style-name="T11">MEDIA</text:span><text:span text:style-name="T8">_ROOT = os.path.join(BASE_DIR, "</text:span><text:span text:style-name="T11">media</text:span><text:span text:style-name="T8">/")</text:span></text:p>
      <text:p text:style-name="P14"/>
      <text:p text:style-name="P16">а затем запустить</text:p>
      <text:p text:style-name="P1">python manage.py collectstatic</text:p>
      <text:p text:style-name="P24"/>
      <text:p text:style-name="P2">Запустим наше приложение Django:</text:p>
      <text:p text:style-name="P1">uwsgi --socket mysite.sock --module mysite.wsgi --chmod-socket<text:span text:style-name="T4">=</text:span><text:span text:style-name="T5">66</text:span><text:span text:style-name="T6">6</text:span></text:p>
      <text:p text:style-name="P4"/>
      <text:p text:style-name="P3">Возможно, вам также придется добавить своего пользователя в группу nginx (которая, вероятно, является www-data) или наоборот, чтобы nginx мог правильно читать и писать в ваш сокет.</text:p>
      <text:p text:style-name="P16"/>
      <text:p text:style-name="P16">Настройка uWSGI для работы с файлом .ini</text:p>
      <text:p text:style-name="P16">Мы можем поместить в файл те же параметры, которые мы использовали с uWSGI, а затем попросить uWSGI запустить с этим файлом. Это упрощает управление конфигурациями.</text:p>
      <text:p text:style-name="P16"/>
      <text:p text:style-name="P16">Создайте файл с именем `mysite_uwsgi.ini`:</text:p>
      <text:p text:style-name="P14"># mysite_uwsgi.ini file</text:p>
      <text:p text:style-name="P14">[uwsgi]</text:p>
      <text:p text:style-name="P14"/>
      <text:p text:style-name="P14"># Django-related settings</text:p>
      <text:p text:style-name="P14"># the base directory (full path)</text:p>
      <text:p text:style-name="P9"><text:span text:style-name="T8">chdir <text:s text:c="10"/>= /home/</text:span><text:span text:style-name="T9">user</text:span><text:span text:style-name="T8">/uwsgi-tutorial/mysite</text:span></text:p>
      <text:p text:style-name="P14"># Django's wsgi file</text:p>
      <text:p text:style-name="P14">module <text:s text:c="9"/>= mysite.wsgi</text:p>
      <text:p text:style-name="P14"># the virtualenv (full path)</text:p>
      <text:p text:style-name="P15"># home <text:s text:c="11"/>= <text:span text:style-name="T12">/home/user/book/venv</text:span></text:p>
      <text:p text:style-name="P9"><text:span text:style-name="T8">home <text:s text:c="11"/>= /home/</text:span><text:span text:style-name="T9">user</text:span><text:span text:style-name="T8">/uwsgi-tutorial</text:span></text:p>
      <text:p text:style-name="P14"/>
      <text:p text:style-name="P14"># process-related settings</text:p>
      <text:p text:style-name="P14"># master</text:p>
      <text:p text:style-name="P14">master <text:s text:c="9"/>= true</text:p>
      <text:p text:style-name="P14"># maximum number of worker processes</text:p>
      <text:p text:style-name="P14">processes <text:s text:c="6"/>= 10</text:p>
      <text:p text:style-name="P14"># the socket (use the full path to be safe</text:p>
      <text:p text:style-name="P9"><text:span text:style-name="T8">socket <text:s text:c="9"/>= /home/</text:span><text:span text:style-name="T9">user</text:span><text:span text:style-name="T8">/uwsgi-tutorial/mysite/mysite.sock</text:span></text:p>
      <text:p text:style-name="P14"># ... with appropriate permissions - may be needed</text:p>
      <text:p text:style-name="P14">chmod-socket <text:s text:c="3"/>= 666</text:p>
      <text:p text:style-name="P14"><text:soft-page-break/># clear environment on exit</text:p>
      <text:p text:style-name="P14">vacuum <text:s text:c="9"/>= true</text:p>
      <text:p text:style-name="P14"/>
      <text:p text:style-name="P19">Запустить uwsgi с помощью этого файла:</text:p>
      <text:p text:style-name="P5">uwsgi --ini mysite_uwsgi.ini</text:p>
      <text:p text:style-name="P19"/>
      <text:p text:style-name="P18"/>
      <text:p text:style-name="P18">Примечания:</text:p>
      <text:p text:style-name="P18">Просмотр логов ошибок nginx:</text:p>
      <text:p text:style-name="P18">tail -n 3 /var/log/nginx/error.log</text:p>
      <text:p text:style-name="P16"/>
      <text:p text:style-name="P16"/>
      <text:p text:style-name="P16">Установить uWSGI для всей системы</text:p>
      <text:p text:style-name="P16">sudo apt install uwsgi</text:p>
      <text:p text:style-name="P16"/>
      <text:p text:style-name="P23"><text:span text:style-name="T14"># </text:span><text:span text:style-name="T13">sudo pip install uwsgi</text:span></text:p>
      <text:p text:style-name="P20"/>
      <text:p text:style-name="P16">Еще раз проверьте, что вы все еще можете запускать uWSGI, как и раньше:</text:p>
      <text:p text:style-name="P2">uwsgi --ini mysite_uwsgi.ini</text:p>
      <text:p text:style-name="P16"/>
      <text:p text:style-name="P21">Если при запуске появляется следующее предупреждение:</text:p>
      <text:p text:style-name="P14">*** uWSGI is running in multiple interpreter mode ***</text:p>
      <text:p text:style-name="P14">!!!!!!!!!!!!!! WARNING !!!!!!!!!!!!!!</text:p>
      <text:p text:style-name="P14">no request plugin is loaded, you will not be able to manage requests.</text:p>
      <text:p text:style-name="P14">you may need to install the package for your language of choice, or simply load it with --plugin.</text:p>
      <text:p text:style-name="P14">!!!!!!!!!!! END OF WARNING !!!!!!!!!!</text:p>
      <text:p text:style-name="P16"/>
      <text:p text:style-name="P21">Необходимо в файл `mysite_uwsgi.ini` дописать строчку:</text:p>
      <text:p text:style-name="P21">plugins <text:s text:c="8"/>= python3</text:p>
      <text:p text:style-name="P21">(можно <text:span text:style-name="T17">дописать </text:span>в конец файла)</text:p>
      <text:p text:style-name="P21"/>
      <text:p text:style-name="P21">Либо запускать с помощью следующей команды:</text:p>
      <text:p text:style-name="P21">uwsgi --plugin=python3 --ini book_uwsgi.ini</text:p>
      <text:p text:style-name="P21"/>
      <text:p text:style-name="P21"/>
      <text:p text:style-name="P16"/>
      <text:p text:style-name="P17">Ссылки:</text:p>
      <text:list xml:id="list3642683843" text:style-name="L1">
        <text:list-item>
          <text:p text:style-name="P25"><text:a xlink:type="simple" xlink:href="https://uwsgi-docs.readthedocs.io/en/latest/tutorials/Django_and_nginx.html" text:style-name="Internet_20_link" text:visited-style-name="Visited_20_Internet_20_Link">https://uwsgi-docs.readthedocs.io/en/latest/tutorials/Django_and_nginx.html</text:a></text:p>
        </text:list-item>
        <text:list-item>
          <text:p text:style-name="P25"><text:a xlink:type="simple" xlink:href="https://www.digitalocean.com/community/tutorials/nginx-ubuntu-18-04-ru" text:style-name="Internet_20_link" text:visited-style-name="Visited_20_Internet_20_Link">https://www.digitalocean.com/community/tutorials/nginx-ubuntu-18-04-ru</text:a></text:p>
        </text:list-item>
      </text:list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14:35:26.883246464</meta:creation-date>
    <dc:date>2021-01-13T09:36:25.092007983</dc:date>
    <meta:editing-duration>PT6H44M58S</meta:editing-duration>
    <meta:editing-cycles>27</meta:editing-cycles>
    <meta:generator>LibreOffice/6.4.6.2$Linux_X86_64 LibreOffice_project/40$Build-2</meta:generator>
    <meta:document-statistic meta:table-count="0" meta:image-count="0" meta:object-count="0" meta:page-count="3" meta:paragraph-count="110" meta:word-count="609" meta:character-count="4678" meta:non-whitespace-character-count="3975"/>
  </office:meta>
</office:document-meta>
</file>